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A4000001A0A8C4A3D71B2056F3.png" manifest:media-type="image/png"/>
  <manifest:file-entry manifest:full-path="Pictures/10000201000001590000002EA7176A9F6054086E.png" manifest:media-type="image/png"/>
  <manifest:file-entry manifest:full-path="Pictures/1000020100000235000001A673A5E0D7CBEB113E.png" manifest:media-type="image/png"/>
  <manifest:file-entry manifest:full-path="Pictures/100000000000020D0000016DBD9EF0D70A68207B.png" manifest:media-type="image/png"/>
  <manifest:file-entry manifest:full-path="Pictures/10000000000002630000018C4E6EA382ED576021.png" manifest:media-type="image/png"/>
  <manifest:file-entry manifest:full-path="Pictures/10000000000000970000008DB3E25B97E9CE4896.jpg" manifest:media-type="image/jpeg"/>
  <manifest:file-entry manifest:full-path="Pictures/10000000000000C8000000681DED9113130D5581.gif" manifest:media-type="image/gif"/>
  <manifest:file-entry manifest:full-path="Pictures/10000000000000C80000006873331C1287D8ACFB.gif" manifest:media-type="image/gif"/>
  <manifest:file-entry manifest:full-path="Pictures/TablePreview2.svm" manifest:media-type=""/>
  <manifest:file-entry manifest:full-path="Pictures/TablePreview4.svm" manifest:media-type=""/>
  <manifest:file-entry manifest:full-path="Pictures/10000000000000C8000001904A75E50E1046EBA1.gif" manifest:media-type="image/gif"/>
  <manifest:file-entry manifest:full-path="Pictures/10000201000001620000024E847E08C400EF3762.png" manifest:media-type="image/png"/>
  <manifest:file-entry manifest:full-path="Pictures/100000000000011F00000187F5AA82AD9F598825.jpg" manifest:media-type="image/jpeg"/>
  <manifest:file-entry manifest:full-path="Pictures/TablePreview3.svm" manifest:media-type=""/>
  <manifest:file-entry manifest:full-path="Pictures/TablePreview1.svm" manifest:media-type=""/>
  <manifest:file-entry manifest:full-path="Pictures/100000000000012C000000B3E1A2BE6C1BA5AF98.gif" manifest:media-type="image/gif"/>
  <manifest:file-entry manifest:full-path="Pictures/10000000000000C80000007DEE26EB368C37CD59.gif" manifest:media-type="image/gi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Ubuntu Light2" svg:font-family="'Ubuntu Light'"/>
    <style:font-face style:name="FreeSans2" svg:font-family="FreeSans" style:font-family-generic="swiss"/>
    <style:font-face style:name="Ubuntu Mono2" svg:font-family="'Ubuntu Mono'" style:font-pitch="fixed"/>
    <style:font-face style:name="Ubuntu Mono1" svg:font-family="'Ubuntu Mono'" style:font-adornments="Light" style:font-pitch="fixed"/>
    <style:font-face style:name="Ubuntu Mono4" svg:font-family="'Ubuntu Mono'" style:font-adornments="Regular" style:font-pitch="fixed"/>
    <style:font-face style:name="Courier New2" svg:font-family="'Courier New'" style:font-family-generic="modern" style:font-pitch="fixed"/>
    <style:font-face style:name="Courier New4" svg:font-family="'Courier New'" style:font-adornments="Light" style:font-family-generic="modern" style:font-pitch="fixed"/>
    <style:font-face style:name="Ubuntu4" svg:font-family="Ubuntu" style:font-pitch="variable"/>
    <style:font-face style:name="Ubuntu3" svg:font-family="Ubuntu" style:font-adornments="Light" style:font-pitch="variable"/>
    <style:font-face style:name="Ubuntu2" svg:font-family="Ubuntu" style:font-adornments="Regular" style:font-pitch="variable"/>
    <style:font-face style:name="Ubuntu Light1" svg:font-family="'Ubuntu Light'" style:font-pitch="variable"/>
    <style:font-face style:name="Ubuntu Light4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Ubuntu Mono3" svg:font-family="'Ubuntu Mono'" style:font-adornments="Regular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3" svg:font-family="'Courier New'" style:font-adornments="Light" style:font-family-generic="modern" style:font-pitch="variable"/>
    <style:font-face style:name="Droid Sans Fallback1" svg:font-family="'Droid Sans Fallback'" style:font-family-generic="modern" style:font-pitch="variable"/>
    <style:font-face style:name="Ubuntu Light5" svg:font-family="'Ubuntu Light'" style:font-adornments="Light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3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FreeSans1" svg:font-family="FreeSans" style:font-family-generic="swiss" style:font-pitch="variable"/>
    <style:font-face style:name="Verdana1" svg:font-family="Verdana" style:font-family-generic="swiss" style:font-pitch="variable"/>
    <style:font-face style:name="Courier New5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03cm"/>
    </style:style>
    <style:style style:name="gr5" style:family="graphic" style:parent-style-name="objectwithoutfill">
      <style:graphic-properties draw:marker-end="Arrowheads_20_2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5.0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5.2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3.14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40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726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kom3-argumenMathArray-title">
      <style:graphic-properties fo:min-height="1.8cm"/>
    </style:style>
    <style:style style:name="pr2" style:family="presentation" style:parent-style-name="prokom3-argumenMathArray-subtitle">
      <style:graphic-properties draw:fill-color="#ffffff" fo:min-height="1.4cm"/>
    </style:style>
    <style:style style:name="pr3" style:family="presentation" style:parent-style-name="prokom3-argumenMathArray-notes">
      <style:graphic-properties draw:fill-color="#ffffff" draw:auto-grow-height="true" fo:min-height="13.364cm"/>
    </style:style>
    <style:style style:name="pr4" style:family="presentation" style:parent-style-name="prokom3-argumenMathArray1-title">
      <style:graphic-properties draw:auto-grow-height="true" fo:min-height="2.143cm"/>
    </style:style>
    <style:style style:name="pr5" style:family="presentation" style:parent-style-name="prokom3-argumenMathArray1-outline1">
      <style:graphic-properties fo:min-height="11.929cm"/>
    </style:style>
    <style:style style:name="pr6" style:family="presentation" style:parent-style-name="prokom3-argumenMathArray1-notes">
      <style:graphic-properties draw:fill-color="#ffffff" draw:auto-grow-height="true" fo:min-height="13.364cm"/>
    </style:style>
    <style:style style:name="pr7" style:family="presentation" style:parent-style-name="prokom3-argumenMathArray1-title">
      <style:graphic-properties fo:min-height="2.143cm"/>
    </style:style>
    <style:style style:name="pr8" style:family="presentation" style:parent-style-name="prokom3-argumenMathArray1-outline1">
      <style:graphic-properties fo:min-height="11.843cm"/>
    </style:style>
    <style:style style:name="pr9" style:family="presentation" style:parent-style-name="prokom3-argumenMathArray1-notes">
      <style:graphic-properties draw:fill-color="#ffffff" fo:min-height="13.364cm"/>
    </style:style>
    <style:style style:name="pr10" style:family="presentation" style:parent-style-name="prokom3-argumenMathArray1-outline1" style:list-style-name="L4">
      <style:graphic-properties draw:stroke="none" svg:stroke-color="#dd4814" draw:textarea-vertical-align="top" fo:min-height="11.843cm"/>
    </style:style>
    <style:style style:name="co1" style:family="table-column">
      <style:table-column-properties style:column-width="1.805cm" style:use-optimal-column-width="false"/>
    </style:style>
    <style:style style:name="co2" style:family="table-column">
      <style:table-column-properties style:column-width="1.83cm" style:use-optimal-column-width="false"/>
    </style:style>
    <style:style style:name="co3" style:family="table-column">
      <style:table-column-properties style:column-width="4.7cm" style:use-optimal-column-width="false"/>
    </style:style>
    <style:style style:name="co4" style:family="table-column">
      <style:table-column-properties style:column-width="8.824cm" style:use-optimal-column-width="false"/>
    </style:style>
    <style:style style:name="ro1" style:family="table-row">
      <style:table-row-properties style:row-height="1.845cm"/>
    </style:style>
    <style:style style:name="ro2" style:family="table-row">
      <style:table-row-properties style:row-height="3.8cm"/>
    </style:style>
    <style:style style:name="ro3" style:family="table-row">
      <style:table-row-properties style:row-height="2.801cm"/>
    </style:style>
    <style:style style:name="ro4" style:family="table-row">
      <style:table-row-properties style:row-height="2.793cm"/>
    </style:style>
    <style:style style:name="ro5" style:family="table-row">
      <style:table-row-properties style:row-height="2.246cm"/>
    </style:style>
    <style:style style:name="ro6" style:family="table-row">
      <style:table-row-properties style:row-height="2.245cm"/>
    </style:style>
    <style:style style:name="ce1" style:family="table-cell">
      <loext:graphic-properties style:repeat="repeat"/>
      <style:text-properties fo:color="#000000" fo:font-size="40pt" fo:font-weight="bold" style:font-size-asian="40pt" style:font-weight-asian="bold" style:font-size-complex="40pt" style:font-weight-complex="bold"/>
    </style:style>
    <style:style style:name="ce2" style:family="table-cell">
      <loext:graphic-properties style:repeat="repeat"/>
      <style:text-properties fo:font-size="40pt" fo:font-weight="bold" style:font-size-asian="40pt" style:font-weight-asian="bold" style:font-size-complex="40pt" style:font-weight-complex="bold"/>
    </style:style>
    <style:style style:name="ce3" style:family="table-cell">
      <loext:graphic-properties style:repeat="repeat"/>
      <style:text-properties fo:font-size="88pt" style:font-size-asian="88pt" style:font-size-complex="88pt"/>
    </style:style>
    <style:style style:name="ce4" style:family="table-cell">
      <loext:graphic-properties style:repeat="repeat"/>
      <style:text-properties fo:color="#dd4814" fo:font-size="88pt" style:font-size-asian="88pt" style:font-size-complex="88pt"/>
    </style:style>
    <style:style style:name="ce5" style:family="table-cell">
      <loext:graphic-properties style:repeat="repeat" draw:textarea-vertical-align="middle"/>
      <style:paragraph-properties fo:text-align="center"/>
      <style:text-properties fo:color="#800000" fo:font-size="32pt" style:font-size-asian="32pt" style:font-size-complex="32pt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28pt" style:font-size-asian="28pt" style:font-size-complex="28pt"/>
    </style:style>
    <style:style style:name="P7" style:family="paragraph">
      <loext:graphic-properties draw:fill="none" draw:fill-color="#ffffff"/>
      <style:text-properties fo:color="#808080"/>
    </style:style>
    <style:style style:name="P8" style:family="paragraph">
      <loext:graphic-properties draw:fill="none" draw:fill-color="#ffffff"/>
      <style:paragraph-properties fo:text-align="center"/>
      <style:text-properties fo:color="#808080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fill="none" draw:fill-color="#ffffff"/>
      <style:text-properties fo:color="#000000" fo:font-size="28pt" style:font-size-asian="28pt" style:font-size-complex="28pt"/>
    </style:style>
    <style:style style:name="P11" style:family="paragraph">
      <loext:graphic-properties draw:fill="none" draw:fill-color="#ffffff"/>
      <style:text-properties fo:color="#000000" fo:font-size="26pt" style:font-size-asian="26pt" style:font-size-complex="26pt"/>
    </style:style>
    <style:style style:name="P12" style:family="paragraph">
      <loext:graphic-properties draw:fill="none" draw:fill-color="#ffffff"/>
      <style:text-properties fo:color="#000000"/>
    </style:style>
    <style:style style:name="P13" style:family="paragraph">
      <loext:graphic-properties draw:fill="none" draw:fill-color="#ffffff"/>
      <style:paragraph-properties fo:text-align="center"/>
      <style:text-properties fo:color="#800000" fo:font-size="28pt" style:font-size-asian="28pt" style:font-size-complex="2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color="#000000" style:font-name="Ubuntu Mono2" fo:font-size="28pt" style:font-size-asian="28pt" style:font-size-complex="28pt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paragraph-properties fo:margin-top="0cm" fo:margin-bottom="0cm"/>
    </style:style>
    <style:style style:name="P18" style:family="paragraph">
      <style:paragraph-properties fo:margin-top="0cm" fo:margin-bottom="0cm"/>
      <style:text-properties fo:color="#333333" style:font-name="Ubuntu Mono2" fo:font-size="24pt" fo:font-weight="normal" style:font-size-asian="24pt" style:font-weight-asian="normal" style:font-size-complex="24pt" style:font-weight-complex="normal"/>
    </style:style>
    <style:style style:name="P19" style:family="paragraph">
      <style:text-properties style:font-name="Ubuntu Mono2"/>
    </style:style>
    <style:style style:name="P20" style:family="paragraph">
      <style:text-properties style:font-name="Ubuntu4"/>
    </style:style>
    <style:style style:name="P21" style:family="paragraph">
      <loext:graphic-properties draw:fill="none" draw:fill-color="#ffffff"/>
      <style:text-properties fo:color="#800000" fo:font-size="28pt" style:font-size-asian="28pt" style:font-size-complex="28pt"/>
    </style:style>
    <style:style style:name="P22" style:family="paragraph">
      <loext:graphic-properties draw:fill="none" draw:fill-color="#ffffff"/>
      <style:paragraph-properties fo:text-align="center"/>
      <style:text-properties fo:color="#800000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color="#000000"/>
    </style:style>
    <style:style style:name="T8" style:family="text">
      <style:text-properties fo:color="#808080" fo:font-size="28pt" style:font-size-asian="28pt" style:font-size-complex="28pt"/>
    </style:style>
    <style:style style:name="T9" style:family="text">
      <style:text-properties fo:color="#000000" fo:font-size="28pt" style:font-size-asian="28pt" style:font-size-complex="28pt"/>
    </style:style>
    <style:style style:name="T10" style:family="text">
      <style:text-properties fo:color="#808080"/>
    </style:style>
    <style:style style:name="T11" style:family="text">
      <style:text-properties fo:color="#000000" style:font-name="Courier New2" fo:font-size="36pt" fo:language="en" fo:country="US" style:font-name-asian="Courier New2" style:font-size-asian="36pt" style:language-asian="ar" style:country-asian="SA" style:font-size-complex="36pt"/>
    </style:style>
    <style:style style:name="T12" style:family="text">
      <style:text-properties style:font-name="Ubuntu Mono2"/>
    </style:style>
    <style:style style:name="T13" style:family="text">
      <style:text-properties style:font-name="Ubuntu Mono2" fo:font-weight="bold" style:font-weight-asian="bold" style:font-weight-complex="bold"/>
    </style:style>
    <style:style style:name="T14" style:family="text">
      <style:text-properties fo:color="#000000" fo:font-size="26pt" style:font-size-asian="26pt" style:font-size-complex="26pt"/>
    </style:style>
    <style:style style:name="T15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7" style:family="text">
      <style:text-properties fo:font-size="40pt" fo:font-weight="bold" style:font-size-asian="40pt" style:font-weight-asian="bold" style:font-size-complex="40pt" style:font-weight-complex="bold"/>
    </style:style>
    <style:style style:name="T18" style:family="text">
      <style:text-properties fo:font-size="88pt" style:font-size-asian="88pt" style:font-size-complex="88pt"/>
    </style:style>
    <style:style style:name="T19" style:family="text">
      <style:text-properties fo:color="#dd4814" fo:font-size="88pt" style:font-size-asian="88pt" style:font-size-complex="88pt"/>
    </style:style>
    <style:style style:name="T20" style:family="text">
      <style:text-properties fo:color="#800000" fo:font-size="28pt" style:font-size-asian="28pt" style:font-size-complex="28pt"/>
    </style:style>
    <style:style style:name="T21" style:family="text">
      <style:text-properties fo:color="#000000" style:font-name="Ubuntu Mono2" fo:font-size="28pt" style:font-size-asian="28pt" style:font-size-complex="28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333333" style:font-name="Ubuntu Mono2" fo:font-size="24pt" fo:font-weight="normal" style:font-size-asian="24pt" style:font-weight-asian="normal" style:font-size-complex="24pt" style:font-weight-complex="normal"/>
    </style:style>
    <style:style style:name="T24" style:family="text">
      <style:text-properties style:font-name="Ubuntu Mono2" fo:font-size="26pt" style:font-size-asian="26pt" style:font-size-complex="26pt"/>
    </style:style>
    <style:style style:name="T25" style:family="text">
      <style:text-properties style:font-name="Ubuntu4"/>
    </style:style>
    <style:style style:name="T26" style:family="text">
      <style:text-properties fo:color="#800000" fo:font-size="32pt" style:font-size-asian="32pt" style:font-size-complex="32pt"/>
    </style:style>
    <style:style style:name="T27" style:family="text">
      <style:text-properties style:font-name="Ubuntu3" fo:font-weight="bold" style:font-weight-asian="bold" style:font-weight-complex="bold"/>
    </style:style>
    <style:style style:name="T28" style:family="text">
      <style:text-properties style:font-name="Ubuntu Mono2" fo:font-size="28pt" fo:font-weight="bold" style:font-size-asian="28pt" style:font-weight-asian="bold" style:font-size-complex="28pt" style:font-weight-complex="bold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min-label-width="1.143cm"/>
        <style:text-properties fo:color="#666666" fo:font-size="100%"/>
      </text:list-level-style-number>
      <text:list-level-style-number text:level="2" style:num-format="1">
        <style:list-level-properties text:min-label-width="1.143cm"/>
        <style:text-properties fo:color="#666666" fo:font-size="100%"/>
      </text:list-level-style-number>
      <text:list-level-style-number text:level="3" style:num-format="1">
        <style:list-level-properties text:min-label-width="1.143cm"/>
        <style:text-properties fo:color="#666666" fo:font-size="100%"/>
      </text:list-level-style-number>
      <text:list-level-style-number text:level="4" style:num-format="1">
        <style:list-level-properties text:min-label-width="1.143cm"/>
        <style:text-properties fo:color="#666666" fo:font-size="100%"/>
      </text:list-level-style-number>
      <text:list-level-style-number text:level="5" style:num-format="1">
        <style:list-level-properties text:min-label-width="1.143cm"/>
        <style:text-properties fo:color="#666666" fo:font-size="100%"/>
      </text:list-level-style-number>
      <text:list-level-style-number text:level="6" style:num-format="1">
        <style:list-level-properties text:min-label-width="1.143cm"/>
        <style:text-properties fo:color="#666666" fo:font-size="100%"/>
      </text:list-level-style-number>
      <text:list-level-style-number text:level="7" style:num-format="1">
        <style:list-level-properties text:min-label-width="1.143cm"/>
        <style:text-properties fo:color="#666666" fo:font-size="100%"/>
      </text:list-level-style-number>
      <text:list-level-style-number text:level="8" style:num-format="1">
        <style:list-level-properties text:min-label-width="1.143cm"/>
        <style:text-properties fo:color="#666666" fo:font-size="100%"/>
      </text:list-level-style-number>
      <text:list-level-style-number text:level="9" style:num-format="1">
        <style:list-level-properties text:min-label-width="1.143cm"/>
        <style:text-properties fo:color="#666666" fo:font-size="100%"/>
      </text:list-level-style-number>
      <text:list-level-style-number text:level="10" style:num-format="1">
        <style:list-level-properties text:min-label-width="1.143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prokom3-argumenMathArray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4: Argumen, Array, String, Pointer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okom3-argumenMathArray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Slide Contents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Argument</text:p>
              </text:list-item>
              <text:list-item>
                <text:p>Keywords</text:p>
              </text:list-item>
              <text:list-item>
                <text:p>Array dan String</text:p>
              </text:list-item>
              <text:list-item>
                <text:p>Array bukan String</text:p>
              </text:list-item>
              <text:list-item>
                <text:p>Poin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gumen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&gt;&gt; <text:span text:style-name="T2">ping </text:span><text:span text:style-name="T3">its.ac.id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4">[</text:span><text:span text:style-name="T5">y, fs, n</text:span><text:span text:style-name="T4">] = wavread('fena.wav');</text:span></text:p>
                <text:p><text:span text:style-name="T3"/></text:p>
                <text:p><text:span text:style-name="T6">int main(</text:span><text:span text:style-name="T5">int argc, char* argv[]</text:span><text:span text:style-name="T6">)</text:span></text:p>
                <text:p><text:span text:style-name="T6"/></text:p>
              </text:list-header>
            </text:list>
          </draw:text-box>
        </draw:frame>
        <draw:line draw:style-name="gr2" draw:text-style-name="P3" draw:layer="layout" svg:x1="5.8cm" svg:y1="6.2cm" svg:x2="5.8cm" svg:y2="9.6cm">
          <text:p/>
        </draw:lin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frame draw:style-name="gr4" draw:text-style-name="P6" draw:layer="layout" svg:width="5.4cm" svg:height="3.153cm" svg:x="10.8cm" svg:y="6.6cm">
          <draw:text-box>
            <text:p text:style-name="P4"><text:span text:style-name="T8">input</text:span></text:p>
            <text:p text:style-name="P4"><text:span text:style-name="T9">Argument</text:span></text:p>
          </draw:text-box>
        </draw:frame>
        <draw:polyline draw:style-name="gr5" draw:text-style-name="P3" draw:layer="layout" svg:width="2.399cm" svg:height="2.399cm" draw:transform="rotate (-1.5707963267949) translate (10.8cm 6.2cm)" svg:viewBox="0 0 2400 2400" draw:points="0,2400 2400,2400 2400,0">
          <text:p/>
        </draw:polylin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line draw:style-name="gr2" draw:text-style-name="P3" draw:layer="layout" svg:x1="13.6cm" svg:y1="12cm" svg:x2="13.6cm" svg:y2="9.4cm">
          <text:p/>
        </draw:line>
        <draw:frame draw:style-name="gr6" draw:text-style-name="P7" draw:layer="layout" svg:width="5.6cm" svg:height="0.967cm" svg:x="2.8cm" svg:y="13.8cm">
          <draw:text-box>
            <text:p text:style-name="P4"><text:span text:style-name="T10">output argumen</text:span></text:p>
          </draw:text-box>
        </draw:frame>
        <draw:frame draw:style-name="gr4" draw:text-style-name="P6" draw:layer="layout" svg:width="5.4cm" svg:height="3.153cm" svg:x="17cm" svg:y="6.601cm">
          <draw:text-box>
            <text:p text:style-name="P4"><text:span text:style-name="T8">actual</text:span></text:p>
            <text:p text:style-name="P4"><text:span text:style-name="T9">parameter</text:span></text:p>
          </draw:text-box>
        </draw:frame>
        <draw:line draw:style-name="gr7" draw:text-style-name="P3" draw:layer="layout" svg:x1="17cm" svg:y1="6.8cm" svg:x2="16.2cm" svg:y2="9.2cm">
          <text:p/>
        </draw:line>
        <draw:frame draw:style-name="gr8" draw:text-style-name="P8" draw:layer="layout" svg:width="13.3cm" svg:height="1.099cm" svg:x="5.6cm" svg:y="16.701cm">
          <draw:text-box>
            <text:p text:style-name="P4"><text:span text:style-name="T10">Command line argument / formal paramete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Keywords (C/C++)</text:p>
          </draw:text-box>
        </draw:frame>
        <draw:frame presentation:style-name="pr8" draw:text-style-name="P9" draw:layer="layout" svg:width="23.5cm" svg:height="12.093cm" svg:x="2.2cm" svg:y="5cm" presentation:class="outline" presentation:user-transformed="true">
          <draw:text-box>
            <text:p><text:span text:style-name="T11">asm, auto, bool, break, case, </text:span><text:span text:style-name="T11">catch, char, class, const, </text:span><text:span text:style-name="T11">const_cast, continue, default, </text:span><text:span text:style-name="T11">delete, do, double, </text:span><text:span text:style-name="T11">dynamic_cast, else, enum, </text:span><text:span text:style-name="T11">explicit, export, extern, </text:span><text:span text:style-name="T11">false, float, for, friend, </text:span><text:span text:style-name="T11">goto, if, inline, int, long, </text:span><text:span text:style-name="T11">mutable, namespace, new, </text:span><text:span text:style-name="T11">operator, private, protected, </text:span><text:span text:style-name="T11">public, register, </text:span><text:span text:style-name="T11">reinterpret_cast, return, </text:span><text:span text:style-name="T11">short, signed, sizeof, static, </text:span><text:span text:style-name="T11">static_cast, struct, switch, </text:span><text:span text:style-name="T11">template, this, throw, true, </text:span><text:span text:style-name="T11">try, typedef, typeid, </text:span><text:span text:style-name="T11">typename, union, unsigned, </text:span><text:span text:style-name="T11">using, virtual, void, </text:span><text:span text:style-name="T11">volatile, wchar_t, while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Array, what is that?</text:p>
          </draw:text-box>
        </draw:frame>
        <draw:frame draw:style-name="gr9" draw:text-style-name="P3" draw:layer="layout" svg:width="10.124cm" svg:height="13.793cm" svg:x="15.876cm" svg:y="5.2cm">
          <draw:image xlink:href="Pictures/100000000000011F00000187F5AA82AD9F598825.jpg" xlink:type="simple" xlink:show="embed" xlink:actuate="onLoad">
            <text:p/>
          </draw:image>
        </draw:frame>
        <draw:frame draw:style-name="gr9" draw:text-style-name="P3" draw:layer="layout" svg:width="3.994cm" svg:height="3.73cm" svg:x="2.2cm" svg:y="5.6cm">
          <draw:image xlink:href="Pictures/10000000000000970000008DB3E25B97E9CE4896.jpg" xlink:type="simple" xlink:show="embed" xlink:actuate="onLoad">
            <text:p/>
          </draw:image>
        </draw:frame>
        <draw:frame draw:style-name="gr10" draw:text-style-name="P10" draw:layer="layout" svg:width="5.548cm" svg:height="1.365cm" svg:x="2.452cm" svg:y="13cm">
          <draw:text-box>
            <text:p><text:span text:style-name="T9">MIC ARRAY</text:span></text:p>
          </draw:text-box>
        </draw:frame>
        <draw:frame draw:style-name="gr11" draw:text-style-name="P10" draw:layer="layout" svg:width="5.717cm" svg:height="1.365cm" svg:x="2.2cm" svg:y="9.835cm">
          <draw:text-box>
            <text:p><text:span text:style-name="T9">SINGLE MIC</text:span></text:p>
          </draw:text-box>
        </draw:frame>
        <draw:line draw:style-name="gr2" draw:text-style-name="P3" draw:layer="layout" svg:x1="8.4cm" svg:y1="13.8cm" svg:x2="15.6cm" svg:y2="13.8cm">
          <text:p/>
        </draw:lin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<text:span text:style-name="T12">char </text:span><text:span text:style-name="T13">nama[20]</text:span><text:span text:style-name="T12">;</text:span></text:p>
                <text:p><text:span text:style-name="T12">int </text:span><text:span text:style-name="T13">candy[15]</text:span><text:span text:style-name="T12">;</text:span></text:p>
                <text:p><text:span text:style-name="T12">float </text:span><text:span text:style-name="T13">hari[375]</text:span><text:span text:style-name="T12">;</text:span></text:p>
              </text:list-header>
              <text:list-item>
                <text:p>An array is a series of item/elements of the same type</text:p>
                <text:p>Character Array and A String</text:p>
                <text:p/>
                <text:p>Character Array but NOT String</text:p>
              </text:list-item>
            </text:list>
          </draw:text-box>
        </draw:frame>
        <draw:frame draw:style-name="gr12" draw:text-style-name="P11" draw:layer="layout" svg:width="13.4cm" svg:height="2.325cm" svg:x="14.6cm" svg:y="5cm">
          <draw:text-box>
            <text:p><text:span text:style-name="T14">An array called </text:span><text:span text:style-name="T15">nama</text:span><text:span text:style-name="T14"> that has [20] elements of type </text:span><text:span text:style-name="T15">char</text:span></text:p>
          </draw:text-box>
        </draw:frame>
        <draw:line draw:style-name="gr2" draw:text-style-name="P3" draw:layer="layout" svg:x1="11cm" svg:y1="5.6cm" svg:x2="14.6cm" svg:y2="5.6cm">
          <text:p/>
        </draw:line>
        <draw:frame draw:style-name="standard" draw:layer="layout" svg:width="21.684cm" svg:height="1.844cm" svg:x="3.178cm" svg:y="13.2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16">h</text:span></text:p>
              </table:table-cell>
              <table:table-cell>
                <text:p><text:span text:style-name="T17">e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o</text:span></text:p>
              </table:table-cell>
              <table:table-cell/>
              <table:table-cell>
                <text:p><text:span text:style-name="T17">w</text:span></text:p>
              </table:table-cell>
              <table:table-cell>
                <text:p><text:span text:style-name="T17">o</text:span></text:p>
              </table:table-cell>
              <table:table-cell>
                <text:p><text:span text:style-name="T17">r</text:span></text:p>
              </table:table-cell>
              <table:table-cell>
                <text:p><text:span text:style-name="T17">d</text:span></text:p>
              </table:table-cell>
              <table:table-cell>
                <text:p><text:span text:style-name="T17">!</text:span></text:p>
              </table:table-cell>
              <table:table-cell>
                <text:p><text:span text:style-name="T17">\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19.854cm" svg:height="1.844cm" svg:x="3.221cm" svg:y="16.6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><text:span text:style-name="T16">h</text:span></text:p>
              </table:table-cell>
              <table:table-cell>
                <text:p><text:span text:style-name="T17">e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o</text:span></text:p>
              </table:table-cell>
              <table:table-cell/>
              <table:table-cell>
                <text:p><text:span text:style-name="T17">w</text:span></text:p>
              </table:table-cell>
              <table:table-cell>
                <text:p><text:span text:style-name="T17">o</text:span></text:p>
              </table:table-cell>
              <table:table-cell>
                <text:p><text:span text:style-name="T17">r</text:span></text:p>
              </table:table-cell>
              <table:table-cell>
                <text:p><text:span text:style-name="T17">d</text:span></text:p>
              </table:table-cell>
              <table:table-cell>
                <text:p><text:span text:style-name="T17">!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2" draw:text-style-name="P3" draw:layer="layout" draw:type="lines" svg:x1="23.075cm" svg:y1="17.615cm" svg:x2="23.569cm" svg:y2="18.928cm" draw:start-shape="id1" draw:start-glue-point="1" svg:d="M23075 17615h502l-8 1313" svg:viewBox="0 0 503 1314">
          <text:p/>
        </draw:connector>
        <draw:frame draw:style-name="gr13" draw:text-style-name="P12" draw:layer="layout" svg:width="3.643cm" svg:height="0.967cm" svg:x="21.8cm" svg:y="19.033cm">
          <draw:text-box>
            <text:p><text:span text:style-name="T7">printf/cou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okom3-argumenMathArray1" presentation:presentation-page-layout-name="AL2T1">
        <office:forms form:automatic-focus="false" form:apply-design-mode="false"/>
        <draw:frame presentation:style-name="pr7" xml:id="id2" draw:id="id2" draw:layer="layout" svg:width="23.5cm" svg:height="2.143cm" svg:x="2.2cm" svg:y="2.6cm" presentation:class="title">
          <draw:text-box>
            <text:p>String Terminator</text:p>
          </draw:text-box>
        </draw:frame>
        <draw:frame draw:style-name="standard" draw:layer="layout" svg:width="23.499cm" svg:height="3.799cm" svg:x="2.2cm" svg:y="10.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2" table:default-cell-style-name="ce3">
              <table:table-cell>
                <text:p><text:span text:style-name="T18">G</text:span></text:p>
              </table:table-cell>
              <table:table-cell>
                <text:p><text:span text:style-name="T18">O</text:span></text:p>
              </table:table-cell>
              <table:table-cell>
                <text:p><text:span text:style-name="T18">O</text:span></text:p>
              </table:table-cell>
              <table:table-cell>
                <text:p><text:span text:style-name="T18">D</text:span></text:p>
              </table:table-cell>
              <table:table-cell table:style-name="ce4">
                <text:p><text:span text:style-name="T19">\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" draw:text-style-name="P13" draw:layer="layout" svg:width="19.2cm" svg:height="1.365cm" svg:x="2.2cm" svg:y="15.2cm">
          <draw:text-box>
            <text:p text:style-name="P4"><text:span text:style-name="T20">MEMORY</text:span></text:p>
          </draw:text-box>
        </draw:frame>
        <draw:connector draw:style-name="gr2" draw:text-style-name="P3" draw:layer="layout" draw:type="curve" svg:x1="13.95cm" svg:y1="4.743cm" svg:x2="23.812cm" svg:y2="9.897cm" draw:start-shape="id2" draw:start-glue-point="2" svg:d="M13950 4743c0 4240 9862 1664 9862 5154" svg:viewBox="0 0 9863 5155">
          <text:p/>
        </draw:connecto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tring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#include &lt;stdio.h&gt;</text:p>
                <text:p>int main ()</text:p>
                <text:p>{</text:p>
                <text:p>char greeting[6] = {'H', 'e', 'l', 'l', 'o', '\0'};</text:p>
                <text:p>printf("Greeting message:\n ");</text:p>
                <text:p>printf(“%c”, greeting);</text:p>
                <text:p>return 0;</text:p>
                <text:p>}</text:p>
              </text:list-header>
            </text:list>
          </draw:text-box>
        </draw:frame>
        <draw:frame draw:style-name="gr9" draw:text-style-name="P3" draw:layer="layout" svg:width="7.937cm" svg:height="4.735cm" svg:x="17.8cm" svg:y="4.265cm">
          <draw:image xlink:href="Pictures/100000000000012C000000B3E1A2BE6C1BA5AF98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</text:p>
          </draw:text-box>
        </draw:frame>
        <draw:frame draw:style-name="gr9" draw:text-style-name="P3" draw:layer="layout" svg:width="5.291cm" svg:height="10.582cm" svg:x="19.4cm" svg:y="4.618cm">
          <draw:image xlink:href="Pictures/10000000000000C8000001904A75E50E1046EBA1.gif" xlink:type="simple" xlink:show="embed" xlink:actuate="onLoad">
            <text:p/>
          </draw:image>
        </draw:frame>
        <draw:frame draw:style-name="gr15" draw:text-style-name="P15" draw:layer="layout" svg:width="17.2cm" svg:height="12.657cm" svg:x="2cm" svg:y="4.743cm">
          <draw:text-box>
            <text:p><text:span text:style-name="T21">int i, a[5];</text:span></text:p>
            <text:p><text:span text:style-name="T21">a[0]=0;</text:span></text:p>
            <text:p><text:span text:style-name="T21">a[1]=1;</text:span></text:p>
            <text:p><text:span text:style-name="T21">a[2]=5;</text:span></text:p>
            <text:p><text:span text:style-name="T21">a[3]=10;</text:span></text:p>
            <text:p><text:span text:style-name="T21"/></text:p>
            <text:p><text:span text:style-name="T21">for(i=0; i&lt;4; i++)</text:span></text:p>
            <text:p><text:span text:style-name="T21"><text:s text:c="9"/></text:span><text:span text:style-name="T21">printf(“%d “, a[i]);</text:span></text:p>
            <text:p><text:span text:style-name="T21">printf(“\n”);</text:span></text:p>
            <text:p><text:span text:style-name="T21">return 0;</text:span></text:p>
            <text:p><text:span text:style-name="T21"/>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Array0.c</text:p>
          </draw:text-box>
        </draw:frame>
        <draw:frame presentation:style-name="pr8" draw:text-style-name="P16" draw:layer="layout" svg:width="23.5cm" svg:height="12.093cm" svg:x="2.2cm" svg:y="5cm" presentation:class="outline">
          <draw:text-box>
            <text:list text:style-name="L2">
              <text:list-header>
                <text:p><text:span text:style-name="T22"><text:s text:c="3"/></text:span><text:span text:style-name="T22">int sample[10];</text:span></text:p>
                <text:p><text:span text:style-name="T22"><text:s text:c="3"/></text:span><text:span text:style-name="T22">int t;</text:span></text:p>
                <text:p><text:span text:style-name="T22"><text:s/></text:span></text:p>
                <text:p><text:span text:style-name="T22"><text:s text:c="3"/></text:span><text:span text:style-name="T22">for(t=0; t&lt;10; t++)</text:span></text:p>
                <text:p><text:span text:style-name="T22"><text:s text:c="3"/></text:span><text:span text:style-name="T22">sample[t]=t;</text:span></text:p>
                <text:p><text:span text:style-name="T22"><text:s/></text:span></text:p>
                <text:p><text:span text:style-name="T22"><text:s text:c="5"/></text:span><text:span text:style-name="T22">for(t=0; t&lt;10; t++)</text:span></text:p>
                <text:list>
                  <text:list-header>
                    <text:p><text:span text:style-name="T22"><text:s text:c="5"/></text:span><text:span text:style-name="T22">printf("this is sample [%d] \n", <text:s/>sample[t] );</text:span></text:p>
                    <text:p><text:span text:style-name="T22">return 0;</text:span></text:p>
                  </text:list-header>
                </text:list>
                <text:p><text:span text:style-name="T22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Array3.c</text:p>
          </draw:text-box>
        </draw:frame>
        <draw:frame presentation:style-name="pr10" draw:text-style-name="P18" draw:layer="layout" svg:width="19.7cm" svg:height="15.6cm" svg:x="4.2cm" svg:y="4.8cm" presentation:class="outline" presentation:user-transformed="true">
          <draw:text-box>
            <text:list text:style-name="L4">
              <text:list-item>
                <text:p text:style-name="P17"><text:span text:style-name="T23">float rata2; int nums[10];</text:span></text:p>
              </text:list-item>
              <text:list-item>
                <text:p text:style-name="P17"><text:span text:style-name="T23">printf("Masukkan 10 angka: ");</text:span></text:p>
              </text:list-item>
              <text:list-item>
                <text:p text:style-name="P17"><text:span text:style-name="T23">for(i=0; i&lt;10; i++) { </text:span></text:p>
              </text:list-item>
              <text:list-item>
                <text:p text:style-name="P17"><text:span text:style-name="T23"><text:s text:c="4"/></text:span><text:span text:style-name="T23">scanf("%d", &amp;nums[i]);</text:span></text:p>
              </text:list-item>
              <text:list-item>
                <text:p text:style-name="P17"><text:span text:style-name="T23"><text:s text:c="4"/></text:span><text:span text:style-name="T23">jml=jml+nums[i]</text:span></text:p>
              </text:list-item>
              <text:list-item>
                <text:p text:style-name="P17"><text:span text:style-name="T23"><text:s text:c="4"/></text:span><text:span text:style-name="T23">if (i==0)</text:span></text:p>
              </text:list-item>
              <text:list-item>
                <text:p text:style-name="P17"><text:span text:style-name="T23"><text:s text:c="8"/></text:span><text:span text:style-name="T23">min=max=nums[i];</text:span></text:p>
              </text:list-item>
              <text:list-item>
                <text:p text:style-name="P17"><text:span text:style-name="T23"><text:s text:c="4"/></text:span><text:span text:style-name="T23">else {</text:span></text:p>
              </text:list-item>
              <text:list-item>
                <text:p text:style-name="P17"><text:span text:style-name="T23"><text:s text:c="8"/></text:span><text:span text:style-name="T23">if(nums[i]&lt;min)</text:span></text:p>
              </text:list-item>
              <text:list-item>
                <text:p text:style-name="P17"><text:span text:style-name="T23"><text:s text:c="8"/></text:span><text:span text:style-name="T23"><text:tab/></text:span><text:span text:style-name="T23">min=nums[i];</text:span></text:p>
              </text:list-item>
              <text:list-item>
                <text:p text:style-name="P17"><text:span text:style-name="T23"><text:s text:c="8"/></text:span><text:span text:style-name="T23">if(nums[i]&gt;max)</text:span></text:p>
              </text:list-item>
              <text:list-item>
                <text:p text:style-name="P17"><text:span text:style-name="T23"><text:s text:c="8"/></text:span><text:span text:style-name="T23"><text:tab/></text:span><text:span text:style-name="T23">max=nums[i];</text:span></text:p>
              </text:list-item>
              <text:list-item>
                <text:p text:style-name="P17"><text:span text:style-name="T23"><text:s text:c="4"/></text:span><text:span text:style-name="T23">}</text:span></text:p>
              </text:list-item>
              <text:list-item>
                <text:p text:style-name="P17"><text:span text:style-name="T23">}</text:span></text:p>
              </text:list-item>
              <text:list-item>
                <text:p text:style-name="P17"><text:span text:style-name="T23">rata2 = jml/10.0;</text:span></text:p>
              </text:list-item>
              <text:list-item>
                <text:p text:style-name="P17"><text:span text:style-name="T23">printf("Rata-rata adalah %d", rata2);</text:span></text:p>
              </text:list-item>
              <text:list-item>
                <text:p text:style-name="P17"><text:span text:style-name="T23">printf("Min: %d", min);</text:span></text:p>
              </text:list-item>
              <text:list-item>
                <text:p text:style-name="P17"><text:span text:style-name="T23">printf("Max: %d", max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Array 2D --&gt; Multidimensi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int t,i,nums[3][4];</text:p>
                <text:p><text:s text:c="5"/>for(t=0; t&lt;3; t++)</text:p>
                <text:p><text:s text:c="5"/>{</text:p>
                <text:p><text:s text:c="9"/>for(i=0; i&lt;4; i++)</text:p>
                <text:p><text:s text:c="9"/>{</text:p>
                <text:p><text:s text:c="13"/>nums[t][i]=(t*4)+i+1;</text:p>
                <text:p><text:s text:c="13"/>printf("%d ", nums[t][i]);</text:p>
                <text:p><text:s text:c="9"/>}</text:p>
                <text:p><text:s text:c="9"/>printf(“\n”);</text:p>
                <text:p><text:s text:c="5"/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Pointer</text:p>
          </draw:text-box>
        </draw:frame>
        <draw:frame presentation:style-name="pr8" draw:text-style-name="P16" draw:layer="layout" svg:width="23.5cm" svg:height="15.6cm" svg:x="2.2cm" svg:y="5cm" presentation:class="outline" presentation:user-transformed="true">
          <draw:text-box>
            <text:list text:style-name="L2">
              <text:list-item>
                <text:p><text:span text:style-name="T22">A pointer is an object that contains a memory address</text:span></text:p>
                <text:p><text:span text:style-name="T22">Operator</text:span><text:span text:style-name="T22"><text:tab/></text:span><text:span text:style-name="T22">Description</text:span></text:p>
                <text:p><text:span text:style-name="T22">&amp;</text:span><text:span text:style-name="T22"><text:tab/></text:span><text:span text:style-name="T22"><text:tab/></text:span><text:span text:style-name="T22"><text:tab/></text:span><text:span text:style-name="T22"><text:tab/></text:span><text:span text:style-name="T22">Address-of operator</text:span></text:p>
                <text:p><text:span text:style-name="T22">*</text:span><text:span text:style-name="T22"><text:tab/></text:span><text:span text:style-name="T22"><text:tab/></text:span><text:span text:style-name="T22"><text:tab/></text:span><text:span text:style-name="T22"><text:tab/></text:span><text:span text:style-name="T22">Dereferencing Operator/Pointer</text:span></text:p>
                <text:list>
                  <text:list-header>
                    <text:p><text:span text:style-name="T24"/></text:p>
                    <text:p><text:span text:style-name="T24">int var1=5, float var2=2.5; //define </text:span><text:span text:style-name="T24">variable</text:span></text:p>
                    <text:p><text:span text:style-name="T24">int * pVar1;</text:span><text:span text:style-name="T24"><text:tab/></text:span><text:span text:style-name="T24"><text:tab/></text:span><text:span text:style-name="T24">// define pointer variables</text:span></text:p>
                    <text:p><text:span text:style-name="T24">int * pVar2;</text:span><text:span text:style-name="T24"><text:tab/></text:span></text:p>
                    <text:p><text:span text:style-name="T24">int * pVar1 = &amp;var1;</text:span><text:span text:style-name="T24"><text:tab/></text:span><text:span text:style-name="T24">//Link up the pointer</text:span></text:p>
                    <text:p><text:span text:style-name="T2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Pointer0.c</text:p>
          </draw:text-box>
        </draw:frame>
        <draw:frame presentation:style-name="pr8" draw:text-style-name="P19" draw:layer="layout" svg:width="23.5cm" svg:height="13.6cm" svg:x="2.2cm" svg:y="5cm" presentation:class="outline" presentation:user-transformed="true">
          <draw:text-box>
            <text:list text:style-name="L2">
              <text:list-header>
                <text:p><text:span text:style-name="T12">int main() {</text:span></text:p>
                <text:p><text:span text:style-name="T12">int i,j;</text:span></text:p>
                <text:p><text:span text:style-name="T12">int *p; <text:s text:c="4"/>// pointer to integer</text:span></text:p>
                <text:p><text:span text:style-name="T12">p = &amp;i;</text:span><text:span text:style-name="T12"><text:tab/></text:span><text:span text:style-name="T12"><text:tab/></text:span><text:span text:style-name="T12"> <text:s/>// address-of</text:span></text:p>
                <text:p><text:span text:style-name="T12">*p = 5;</text:span><text:span text:style-name="T12"><text:tab/></text:span><text:span text:style-name="T12"><text:tab/></text:span><text:span text:style-name="T12"> <text:s/>// store 5 in pointer p</text:span></text:p>
                <text:p><text:span text:style-name="T12">j = i;</text:span></text:p>
                <text:p><text:span text:style-name="T12">printf(“i = %d, j = &amp;d, p = %d\n“, i, j *p);</text:span></text:p>
                <text:p><text:span text:style-name="T12">return 0;</text:span></text:p>
                <text:p><text:span text:style-name="T12">}</text:span></text:p>
              </text:list-header>
            </text:list>
          </draw:text-box>
        </draw:frame>
        <draw:frame draw:style-name="gr9" draw:text-style-name="P3" draw:layer="layout" svg:width="5.291cm" svg:height="2.751cm" svg:x="21.2cm" svg:y="6.8cm">
          <draw:image xlink:href="Pictures/10000000000000C8000000681DED9113130D5581.gif" xlink:type="simple" xlink:show="embed" xlink:actuate="onLoad">
            <text:p/>
          </draw:image>
        </draw:frame>
        <draw:frame draw:style-name="gr9" draw:text-style-name="P3" draw:layer="layout" svg:width="5.291cm" svg:height="3.306cm" svg:x="21.309cm" svg:y="2.894cm">
          <draw:image xlink:href="Pictures/10000000000000C80000007DEE26EB368C37CD59.gif" xlink:type="simple" xlink:show="embed" xlink:actuate="onLoad">
            <text:p/>
          </draw:image>
        </draw:frame>
        <draw:frame draw:style-name="gr9" draw:text-style-name="P3" draw:layer="layout" svg:width="5.291cm" svg:height="2.751cm" svg:x="21.2cm" svg:y="10.249cm">
          <draw:image xlink:href="Pictures/10000000000000C80000006873331C1287D8ACFB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okom3-argumenMathArray1" presentation:presentation-page-layout-name="AL2T1">
        <draw:frame presentation:style-name="pr7" draw:layer="layout" svg:width="23.5cm" svg:height="2.143cm" svg:x="2.1cm" svg:y="1.3cm" presentation:class="title" presentation:user-transformed="true">
          <draw:text-box>
            <text:p>Pointer1.c</text:p>
          </draw:text-box>
        </draw:frame>
        <draw:frame presentation:style-name="pr8" draw:text-style-name="P19" draw:layer="layout" svg:width="24.9cm" svg:height="5.6cm" svg:x="0.8cm" svg:y="3.6cm" presentation:class="outline" presentation:user-transformed="true">
          <draw:text-box>
            <text:list text:style-name="L2">
              <text:list-header>
                <text:p><text:span text:style-name="T12">int age; // Defines a regular integer</text:span></text:p>
                <text:p><text:span text:style-name="T12">int * pAge; // Defines a pointer to an </text:span><text:span text:style-name="T12">integer</text:span></text:p>
                <text:p><text:span text:style-name="T12">age = 19; //Stores 19 in age</text:span></text:p>
                <text:p><text:span text:style-name="T12">pAge = &amp;age; // Links up the pointer</text:span></text:p>
              </text:list-header>
            </text:list>
          </draw:text-box>
        </draw:frame>
        <draw:frame draw:style-name="gr9" draw:text-style-name="P3" draw:layer="layout" svg:width="16.165cm" svg:height="10.477cm" svg:x="5.8cm" svg:y="9.923cm">
          <draw:image xlink:href="Pictures/10000000000002630000018C4E6EA382ED57602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Array and Pointer</text:p>
          </draw:text-box>
        </draw:frame>
        <draw:frame presentation:style-name="pr8" draw:text-style-name="P20" draw:layer="layout" svg:width="25.2cm" svg:height="12.093cm" svg:x="2.2cm" svg:y="5cm" presentation:class="outline" presentation:user-transformed="true">
          <draw:text-box>
            <text:p><text:span text:style-name="T25">vals[5] = {10, 20, 30, 40, 50};</text:span></text:p>
            <text:p><text:span text:style-name="T25">for (i=0; i&lt;5; i++)</text:span></text:p>
            <text:p><text:span text:style-name="T25">printf("Array %d is %d, Saved in %p.\n", i, vals[i], </text:span><text:span text:style-name="T25">&amp;vals[i]);</text:span></text:p>
          </draw:text-box>
        </draw:frame>
        <draw:frame draw:style-name="gr9" draw:text-style-name="P3" draw:layer="layout" svg:width="13.89cm" svg:height="9.656cm" svg:x="6.11cm" svg:y="9.744cm">
          <draw:image xlink:href="Pictures/100000000000020D0000016DBD9EF0D70A68207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HEAP &amp; STACK</text:p>
          </draw:text-box>
        </draw:frame>
        <draw:frame draw:style-name="standard" draw:layer="layout" svg:width="8.823cm" svg:height="10.084cm" svg:x="1.852cm" svg:y="5.249cm" presentation:class="table" presentation:user-transformed="true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5">
                <text:p text:style-name="P4"><text:span text:style-name="T26">OPERATING SYSTEM</text:span></text:p>
              </table:table-cell>
            </table:table-row>
            <table:table-row table:style-name="ro4">
              <table:table-cell table:style-name="ce5">
                <text:p text:style-name="P4"><text:span text:style-name="T26">C PROGRAM FILE</text:span></text:p>
              </table:table-cell>
            </table:table-row>
            <table:table-row table:style-name="ro5">
              <table:table-cell table:style-name="ce5">
                <text:p text:style-name="P4"><text:span text:style-name="T26">VARIABLES</text:span></text:p>
              </table:table-cell>
            </table:table-row>
            <table:table-row table:style-name="ro6">
              <table:table-cell table:style-name="ce5">
                <text:p text:style-name="P4"><text:span text:style-name="T26">HEAP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3" draw:layer="layout" svg:width="14.948cm" svg:height="11.164cm" svg:x="11.096cm" svg:y="4.737cm">
          <draw:image xlink:href="Pictures/1000020100000235000001A673A5E0D7CBEB113E.png" xlink:type="simple" xlink:show="embed" xlink:actuate="onLoad">
            <text:p/>
          </draw:image>
        </draw:frame>
        <draw:frame draw:style-name="gr16" draw:text-style-name="P21" draw:layer="layout" svg:width="26.4cm" svg:height="2.8cm" svg:x="1.6cm" svg:y="17.2cm">
          <draw:text-box>
            <text:p><text:span text:style-name="T20">HEAP : Unused Memory</text:span></text:p>
            <text:p><text:span text:style-name="T20">STACK: where all memory you have used has been stored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Malloc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<text:span text:style-name="T13">int* ptr = malloc(sizeof(int));</text:span></text:p>
                <text:p><text:span text:style-name="T13">free(ptr);</text:span></text:p>
                <text:p><text:span text:style-name="T13"/></text:p>
              </text:list-header>
              <text:list-item>
                <text:p><text:span text:style-name="T27">Null Check</text:span></text:p>
                <text:p><text:span text:style-name="T28">if(ptr==NULL) {</text:span></text:p>
                <text:list>
                  <text:list-header>
                    <text:p><text:span text:style-name="T28">printf(“OUT OF MEMORY.\n”);</text:span></text:p>
                    <text:p><text:span text:style-name="T28">return 1;</text:span></text:p>
                  </text:list-header>
                </text:list>
                <text:p><text:span text:style-name="T29">}</text:span></text:p>
              </text:list-item>
            </text:list>
          </draw:text-box>
        </draw:frame>
        <draw:frame draw:style-name="gr17" draw:text-style-name="P3" draw:layer="layout" svg:width="8.4cm" svg:height="1.216cm" svg:x="18.8cm" svg:y="5.384cm">
          <draw:image xlink:href="Pictures/10000201000001590000002EA7176A9F6054086E.png" xlink:type="simple" xlink:show="embed" xlink:actuate="onLoad">
            <text:p text:style-name="P4">00</text:p>
          </draw:image>
        </draw:frame>
        <draw:frame draw:style-name="gr6" draw:text-style-name="P22" draw:layer="layout" svg:width="3.8cm" svg:height="0.967cm" svg:x="21.9cm" svg:y="7cm">
          <draw:text-box>
            <text:p text:style-name="P4"><text:span text:style-name="T30">HEAP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okom3-argumenMathArray1" presentation:presentation-page-layout-name="AL2T1">
        <draw:frame presentation:style-name="pr7" draw:layer="layout" svg:width="23.5cm" svg:height="2.143cm" svg:x="1cm" svg:y="1.8cm" presentation:class="title" presentation:user-transformed="true">
          <draw:text-box>
            <text:p>Dynamic Memory Alocation</text:p>
          </draw:text-box>
        </draw:frame>
        <draw:frame draw:name="Shape 103" draw:style-name="gr18" draw:text-style-name="P23" draw:layer="layout" svg:width="9.365cm" svg:height="15.609cm" svg:x="0.535cm" svg:y="4.8cm">
          <draw:image xlink:href="Pictures/10000201000001620000024E847E08C400EF3762.png" xlink:type="simple" xlink:show="embed" xlink:actuate="onLoad">
            <text:p/>
          </draw:image>
        </draw:frame>
        <draw:frame draw:style-name="gr9" draw:text-style-name="P3" draw:layer="layout" svg:width="17.885cm" svg:height="11.006cm" svg:x="10.115cm" svg:y="6.6cm">
          <draw:image xlink:href="Pictures/10000201000002A4000001A0A8C4A3D71B2056F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Ubuntu Light2" svg:font-family="'Ubuntu Light'"/>
    <style:font-face style:name="FreeSans2" svg:font-family="FreeSans" style:font-family-generic="swiss"/>
    <style:font-face style:name="Ubuntu Mono2" svg:font-family="'Ubuntu Mono'" style:font-pitch="fixed"/>
    <style:font-face style:name="Ubuntu Mono1" svg:font-family="'Ubuntu Mono'" style:font-adornments="Light" style:font-pitch="fixed"/>
    <style:font-face style:name="Ubuntu Mono4" svg:font-family="'Ubuntu Mono'" style:font-adornments="Regular" style:font-pitch="fixed"/>
    <style:font-face style:name="Courier New2" svg:font-family="'Courier New'" style:font-family-generic="modern" style:font-pitch="fixed"/>
    <style:font-face style:name="Courier New4" svg:font-family="'Courier New'" style:font-adornments="Light" style:font-family-generic="modern" style:font-pitch="fixed"/>
    <style:font-face style:name="Ubuntu4" svg:font-family="Ubuntu" style:font-pitch="variable"/>
    <style:font-face style:name="Ubuntu3" svg:font-family="Ubuntu" style:font-adornments="Light" style:font-pitch="variable"/>
    <style:font-face style:name="Ubuntu2" svg:font-family="Ubuntu" style:font-adornments="Regular" style:font-pitch="variable"/>
    <style:font-face style:name="Ubuntu Light1" svg:font-family="'Ubuntu Light'" style:font-pitch="variable"/>
    <style:font-face style:name="Ubuntu Light4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Ubuntu Mono3" svg:font-family="'Ubuntu Mono'" style:font-adornments="Regular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3" svg:font-family="'Courier New'" style:font-adornments="Light" style:font-family-generic="modern" style:font-pitch="variable"/>
    <style:font-face style:name="Droid Sans Fallback1" svg:font-family="'Droid Sans Fallback'" style:font-family-generic="modern" style:font-pitch="variable"/>
    <style:font-face style:name="Ubuntu Light5" svg:font-family="'Ubuntu Light'" style:font-adornments="Light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3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FreeSans1" svg:font-family="FreeSans" style:font-family-generic="swiss" style:font-pitch="variable"/>
    <style:font-face style:name="Verdana1" svg:font-family="Verdana" style:font-family-generic="swiss" style:font-pitch="variable"/>
    <style:font-face style:name="Courier New5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Heading_20_1" style:display-name="Heading 1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24pt" fo:language="en" fo:country="US" fo:font-weight="bold" style:letter-kerning="true" style:font-name-asian="Times New Roman" style:font-family-asian="'Times New Roman'" style:font-family-generic-asian="roman" style:font-pitch-asian="variable" style:font-size-asian="24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3.5pt" fo:language="en" fo:country="US" fo:font-weight="bold" style:font-name-asian="Times New Roman" style:font-family-asian="'Times New Roman'" style:font-family-generic-asian="roman" style:font-pitch-asian="variable" style:font-size-asian="13.5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kw1" style:family="graphic">
      <style:paragraph-properties style:text-autospace="none"/>
      <style:text-properties fo:color="#0000b0"/>
    </style:style>
    <style:style style:name="Default_20_Paragraph_20_Font" style:display-name="Default Paragraph Font" style:family="graphic">
      <style:paragraph-properties style:text-autospace="none"/>
    </style:style>
    <style:style style:name="HTML_20_Typewriter" style:display-name="HTML Typewriter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str1" style:family="graphic">
      <style:paragraph-properties style:text-autospace="none"/>
      <style:text-properties fo:color="#600030"/>
    </style:style>
    <style:style style:name="kw" style:family="graphic">
      <style:paragraph-properties style:text-autospace="none"/>
    </style:style>
    <style:style style:name="prep1" style:family="graphic">
      <style:paragraph-properties style:text-autospace="none"/>
      <style:text-properties fo:color="#500070"/>
    </style:style>
    <style:style style:name="comm1" style:family="graphic">
      <style:paragraph-properties style:text-autospace="none"/>
      <style:text-properties fo:color="#007000"/>
    </style:style>
    <style:style style:name="Internet_20_Link" style:display-name="Internet Link" style:family="graphic">
      <style:paragraph-properties style:text-autospace="none"/>
      <style:text-properties fo:color="#000070" style:text-line-through-style="none" style:text-line-through-type="none" style:text-underline-styl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fo:color="#000000" style:font-name="Verdana1" fo:font-family="Verdana" style:font-family-generic="swiss" style:font-pitch="variable" fo:font-size="13pt" style:font-name-asian="Verdana1" style:font-family-asian="Verdana" style:font-family-generic-asian="swiss" style:font-pitch-asian="variable" style:font-size-asian="13pt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  <style:text-properties fo:color="#000000" style:font-name="Verdana1" fo:font-family="Verdana" style:font-family-generic="swiss" style:font-pitch="variable" fo:font-size="13pt" style:font-name-asian="Verdana1" style:font-family-asian="Verdana" style:font-family-generic-asian="swiss" style:font-pitch-asian="variable" style:font-size-asian="13pt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4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" style:font-family-asian="Symbol" style:font-family-generic-asian="roman" style:font-pitch-asian="variable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2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WW8Num1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TML_20_Preformatted" style:display-name="HTML Preformatted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Ubuntu Light2" fo:font-family="'Ubuntu Light'" fo:font-size="12pt" fo:language="en" fo:country="US" style:font-name-asian="FreeSans2" style:font-family-asian="FreeSans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Ubuntu Light2" fo:font-family="'Ubuntu Light'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Ubuntu Light2" fo:font-family="'Ubuntu Light'" fo:font-size="12pt" fo:language="en" fo:country="US" style:font-name-asian="FreeSans2" style:font-family-asian="FreeSans" style:font-family-generic-asian="swiss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okom3-argumenMathArray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prokom3-argumenMathArray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prokom3-argumenMathArra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kom3-argumenMathArray-outline1" style:family="presentation">
      <style:graphic-properties draw:stroke="none" draw:fill="none" draw:auto-grow-height="false" draw:fit-to-size="shrink-to-fit">
        <text:list-style style:name="prokom3-argumenMathArray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-outline2" style:family="presentation" style:parent-style-name="prokom3-argumenMathArra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okom3-argumenMathArray-outline3" style:family="presentation" style:parent-style-name="prokom3-argumenMathArra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okom3-argumenMathArray-outline4" style:family="presentation" style:parent-style-name="prokom3-argumenMathArra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okom3-argumenMathArray-outline5" style:family="presentation" style:parent-style-name="prokom3-argumenMathArra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6" style:family="presentation" style:parent-style-name="prokom3-argumenMathArra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7" style:family="presentation" style:parent-style-name="prokom3-argumenMathArra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8" style:family="presentation" style:parent-style-name="prokom3-argumenMathArra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9" style:family="presentation" style:parent-style-name="prokom3-argumenMathArra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subtitle" style:family="presentation">
      <style:graphic-properties draw:stroke="none" draw:fill="none" draw:fill-image-width="0cm" draw:fill-image-height="0cm" draw:textarea-vertical-align="middle">
        <text:list-style style:name="prokom3-argumenMathArra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4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-title" style:family="presentation">
      <style:graphic-properties draw:stroke="none" draw:fill="none" draw:textarea-vertical-align="middle">
        <text:list-style style:name="prokom3-argumenMathArra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prokom3-argumenMathArray1-background" style:family="presentation">
      <style:graphic-properties draw:stroke="none" draw:fill="none"/>
      <style:text-properties style:letter-kerning="true"/>
    </style:style>
    <style:style style:name="prokom3-argumenMathArray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prokom3-argumenMathArray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1" style:family="presentation">
      <style:graphic-properties draw:stroke="none" draw:fill="none" draw:auto-grow-height="false" draw:fit-to-size="shrink-to-fit">
        <text:list-style style:name="prokom3-argumenMathArray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4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2" style:family="presentation" style:parent-style-name="prokom3-argumenMathArray1-outline1">
      <style:paragraph-properties fo:margin-top="0cm" fo:margin-bottom="0.4cm"/>
      <style:text-properties fo:font-size="24pt" style:font-size-asian="24pt" style:font-size-complex="24pt"/>
    </style:style>
    <style:style style:name="prokom3-argumenMathArray1-outline3" style:family="presentation" style:parent-style-name="prokom3-argumenMathArray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prokom3-argumenMathArray1-outline4" style:family="presentation" style:parent-style-name="prokom3-argumenMathArray1-outline3">
      <style:paragraph-properties fo:margin-top="0cm" fo:margin-bottom="0.2cm"/>
      <style:text-properties fo:font-size="20pt" style:font-size-asian="20pt" style:font-size-complex="20pt"/>
    </style:style>
    <style:style style:name="prokom3-argumenMathArray1-outline5" style:family="presentation" style:parent-style-name="prokom3-argumenMathArray1-outline4">
      <style:paragraph-properties fo:margin-top="0cm" fo:margin-bottom="0.1cm"/>
      <style:text-properties fo:font-size="20pt" style:font-size-asian="20pt" style:font-size-complex="20pt"/>
    </style:style>
    <style:style style:name="prokom3-argumenMathArray1-outline6" style:family="presentation" style:parent-style-name="prokom3-argumenMathArray1-outline5">
      <style:paragraph-properties fo:margin-top="0cm" fo:margin-bottom="0.1cm"/>
      <style:text-properties fo:font-size="20pt" style:font-size-asian="20pt" style:font-size-complex="20pt"/>
    </style:style>
    <style:style style:name="prokom3-argumenMathArray1-outline7" style:family="presentation" style:parent-style-name="prokom3-argumenMathArray1-outline6">
      <style:paragraph-properties fo:margin-top="0cm" fo:margin-bottom="0.1cm"/>
      <style:text-properties fo:font-size="20pt" style:font-size-asian="20pt" style:font-size-complex="20pt"/>
    </style:style>
    <style:style style:name="prokom3-argumenMathArray1-outline8" style:family="presentation" style:parent-style-name="prokom3-argumenMathArray1-outline7">
      <style:paragraph-properties fo:margin-top="0cm" fo:margin-bottom="0.1cm"/>
      <style:text-properties fo:font-size="20pt" style:font-size-asian="20pt" style:font-size-complex="20pt"/>
    </style:style>
    <style:style style:name="prokom3-argumenMathArray1-outline9" style:family="presentation" style:parent-style-name="prokom3-argumenMathArray1-outline8">
      <style:paragraph-properties fo:margin-top="0cm" fo:margin-bottom="0.1cm"/>
      <style:text-properties fo:font-size="20pt" style:font-size-asian="20pt" style:font-size-complex="20pt"/>
    </style:style>
    <style:style style:name="prokom3-argumenMathArray1-subtitle" style:family="presentation">
      <style:graphic-properties draw:stroke="none" draw:fill="none" draw:fill-image-width="0cm" draw:fill-image-height="0cm" draw:textarea-vertical-align="middle">
        <text:list-style style:name="prokom3-argumenMathArray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title" style:family="presentation">
      <style:graphic-properties draw:stroke="none" draw:fill="none" draw:textarea-vertical-align="middle">
        <text:list-style style:name="prokom3-argumenMathArray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4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okom3-argumenMathArray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okom3-argumenMathArray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okom3-argumenMathArra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okom3-argumenMathArray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okom3-argumenMathArray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okom3-argumenMathArray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8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9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okom3-argumenMathArray" style:page-layout-name="PM1" draw:style-name="Mdp1">
      <draw:frame presentation:style-name="prokom3-argumenMathArray-title" draw:layer="backgroundobjects" svg:width="25.199cm" svg:height="3.506cm" svg:x="1.4cm" svg:y="0.837cm" presentation:class="title" presentation:placeholder="true">
        <draw:text-box/>
      </draw:frame>
      <draw:frame presentation:style-name="prokom3-argumenMathArray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okom3-argumenMathArray-title" draw:layer="backgroundobjects" svg:width="14.848cm" svg:height="11.136cm" svg:x="3.075cm" svg:y="2.257cm" presentation:class="page"/>
        <draw:frame presentation:style-name="prokom3-argumenMathArra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kom3-argumenMathArray1" style:page-layout-name="PM1" draw:style-name="Mdp2">
      <draw:frame presentation:style-name="prokom3-argumenMathArray1-title" draw:layer="backgroundobjects" svg:width="23.5cm" svg:height="2.143cm" svg:x="2.2cm" svg:y="2.6cm" presentation:class="title" presentation:placeholder="true">
        <draw:text-box/>
      </draw:frame>
      <draw:frame presentation:style-name="prokom3-argumenMathArray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okom3-argumenMathArray1-title" draw:layer="backgroundobjects" svg:width="0.001cm" svg:height="0.001cm" svg:x="0cm" svg:y="2.257cm" presentation:class="page"/>
        <draw:frame presentation:style-name="prokom3-argumenMathArray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9T19:06:57.379316992</meta:creation-date>
    <meta:editing-duration>PT21H25M59S</meta:editing-duration>
    <meta:editing-cycles>165</meta:editing-cycles>
    <meta:generator>LibreOffice/5.0.5.2$Linux_X86_64 LibreOffice_project/00m0$Build-2</meta:generator>
    <meta:initial-creator>bagustris </meta:initial-creator>
    <dc:date>2016-04-18T14:00:50.086112099</dc:date>
    <dc:creator>bagustris </dc:creator>
    <meta:document-statistic meta:object-count="154"/>
  </office:meta>
</office:document-meta>
</file>